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P2" style:family="paragraph" style:parent-style-name="Standard" style:list-style-name="L1">
      <style:paragraph-properties fo:text-align="justify" style:justify-single-word="false"/>
      <style:text-properties fo:font-size="14pt" officeooo:paragraph-rsid="0001c0e9" style:font-size-asian="14pt" style:font-size-complex="14pt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L1">
      <style:paragraph-properties fo:text-align="justify" style:justify-single-word="false"/>
    </style:style>
    <style:style style:name="T1" style:family="text">
      <style:text-properties officeooo:rsid="0001c0e9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1c0e9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693in" fo:text-indent="-0.25in" fo:margin-left="0.6693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193in" fo:text-indent="-0.25in" fo:margin-left="0.9193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693in" fo:text-indent="-0.25in" fo:margin-left="1.169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193in" fo:text-indent="-0.25in" fo:margin-left="1.4193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93in" fo:text-indent="-0.25in" fo:margin-left="1.669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193in" fo:text-indent="-0.25in" fo:margin-left="1.9193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693in" fo:text-indent="-0.25in" fo:margin-left="2.169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193in" fo:text-indent="-0.25in" fo:margin-left="2.419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93in" fo:text-indent="-0.25in" fo:margin-left="2.669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193in" fo:text-indent="-0.25in" fo:margin-left="2.9193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ome promote sentence about genotype calling system</text:p>
      <text:p text:style-name="P4"><text:s text:c="7"/></text:p>
      <text:list xml:id="list68517994" text:style-name="L1">
        <text:list-item>
          <text:p text:style-name="P2">Our genotype (star allele) calling system is specifically designed to process single base extension data with custom testing panels.</text:p>
          <text:p text:style-name="P2"><text:s text:c="3"/></text:p>
        </text:list-item>
        <text:list-item>
          <text:p text:style-name="P2">It provides users with an efficient and accurate way to determine genotypes from their experimental data on an easy-to-use interactive web application.</text:p>
          <text:p text:style-name="P2"/>
        </text:list-item>
        <text:list-item>
          <text:p text:style-name="P2">By using our genotype calling system, users can achieve better data management and reduce human bias in genotype determination.</text:p>
          <text:p text:style-name="P2"/>
        </text:list-item>
        <text:list-item>
          <text:p text:style-name="P1">Additionally, our system is constantly being updated and improved, ensuring that users always have access to the latest knowledge database.</text:p>
          <text:p text:style-name="P1"><text:s text:c="7"/></text:p>
        </text:list-item>
        <text:list-item>
          <text:p text:style-name="P1">Users can select flexibly information based on their need to generate reports.</text:p>
          <text:p text:style-name="P1"><text:s text:c="7"/></text:p>
        </text:list-item>
        <text:list-item>
          <text:p text:style-name="P5"><text:span text:style-name="T2">When you purchase our genotype </text:span><text:span text:style-name="T3">KITs</text:span><text:span text:style-name="T2">, you'll receive free access to our genotype calling system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5T16:47:35.936149484</meta:creation-date>
    <dc:date>2022-12-15T16:51:13.794912132</dc:date>
    <meta:editing-duration>PT3M38S</meta:editing-duration>
    <meta:editing-cycles>1</meta:editing-cycles>
    <meta:document-statistic meta:table-count="0" meta:image-count="0" meta:object-count="0" meta:page-count="1" meta:paragraph-count="11" meta:word-count="120" meta:character-count="809" meta:non-whitespace-character-count="678"/>
    <meta:generator>LibreOffice/6.4.7.2$Linux_X86_64 LibreOffice_project/40$Build-2</meta:generator>
  </office:meta>
</office:document-meta>
</file>